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f1b2c" officeooo:paragraph-rsid="001f1b2c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clan Dornstauder</text:p>
      <text:p text:style-name="P1">DVU072 / 11284744</text:p>
      <text:p text:style-name="P1">CMPT 481</text:p>
      <text:p text:style-name="P1">Final Report</text:p>
      <text:p text:style-name="P1"/>
      <text:p text:style-name="P1"/>
      <text:p text:style-name="P1">Title</text:p>
      <text:p text:style-name="P1"><text:line-break/>• Names and NSIDs of group members</text:p>
      <text:p text:style-name="P1"><text:line-break/>• Interaction problem<text:line-break/>o Brief description of the interaction problem and domain</text:p>
      <text:p text:style-name="P1"><text:line-break/>• Interaction technique<text:line-break/>o Detailed description of the interaction technique you implemented, indicating all capabilities<text:line-break/>o Add figures / screenshots as appropriate</text:p>
      <text:p text:style-name="P1"><text:line-break/>• Technical overview<text:line-break/>o Details on e.g., model composition, software approach, algorithms used, libraries used, etc.<text:line-break/></text:p>
      <text:p text:style-name="P1">• Evaluation<text:line-break/>o Brief statement of the goal of the evaluation (i.e., what you were attempting to find out)<text:line-break/>o Detailed description of methods (i.e., how the technique was evaluated)<text:line-break/>o Report on results, with figures, charts, tables as appropriate<text:line-break/></text:p>
      <text:p text:style-name="P1">• Conclusion<text:line-break/>o Summary of what you now know about the interaction problem or question, and recommendations<text:line-break/>about how system designers should use your results in future system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4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20:39:04.623143942</meta:creation-date>
    <dc:date>2024-04-11T01:38:34.705457221</dc:date>
    <meta:editing-duration>PT4H59M29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1" meta:paragraph-count="11" meta:word-count="135" meta:character-count="876" meta:non-whitespace-character-count="746"/>
  </office:meta>
</office:document-meta>
</file>